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861cm"/>
    </style:style>
    <style:style style:name="co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 style:data-style-name="N10002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41" style:family="table-cell" style:parent-style-name="Default" style:data-style-name="N10000">
      <style:table-cell-properties style:text-align-source="fix" style:repeat-content="false" fo:border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0" style:family="table-cell" style:parent-style-name="Default" style:data-style-name="N1000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04">
      <style:table-cell-properties style:text-align-source="fix" style:repeat-content="false" fo:border="none"/>
      <style:paragraph-properties fo:text-align="start" fo:margin-left="0cm"/>
    </style:style>
    <style:style style:name="ce56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 style:data-style-name="N10002">
      <style:table-cell-properties style:text-align-source="fix" style:repeat-content="false" fo:border="none"/>
      <style:paragraph-properties fo:text-align="start" fo:margin-left="0cm"/>
    </style:style>
    <style:style style:name="ce59" style:family="table-cell" style:parent-style-name="Default" style:data-style-name="N10000">
      <style:table-cell-properties style:text-align-source="value-type" style:repeat-content="false" fo:border="none" style:vertical-align="middle"/>
      <style:paragraph-properties fo:margin-left="0cm"/>
    </style:style>
    <style:style style:name="ce60" style:family="table-cell" style:parent-style-name="Default" style:data-style-name="N10002">
      <style:table-cell-properties style:text-align-source="fix" style:repeat-content="false" fo:border="none" style:vertical-align="middle"/>
      <style:paragraph-properties fo:text-align="start" fo:margin-left="0cm"/>
    </style:style>
    <style:style style:name="ce3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. Processador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MPI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 rodado no cluster</text:p>
          </table:table-cell>
          <table:table-cell table:number-columns-repeated="1022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ntel(R) Xeon(R) CPU <text:s text:c="10"/>E5462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2792.839" calcext:value-type="float">
            <text:p>2792,839</text:p>
          </table:table-cell>
          <table:table-cell table:style-name="ce8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24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<text:s/>fpu vme de pse tsc msr pae mce cx8 apic sep mtrr pge mca cmov pat pse36 clflush dts acpi mmx fxsr sse sse2 ht tm pbe syscal <text:s text:c="32"/>l nx lm constant_tsc arch_perfmon pebs bts rep_good nopl cpuid aperfmperf pni dtes64 monitor ds_cpl vmx est tm2 ssse3 cx1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xtpr pdcm dca sse4_1 lahf_lm pti tpr_shadow vnmi flexpriority vpid dther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c movbe popcnt aes xsave avx f16c rdrand lahf_lm abm cpuid_fault epb invpcid_single pti tpr_shadow vnmi flexpriority ept vpid ept_ad fsgsbase tsc_adjust bmi1 avx2 smep 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2 erms invpcid xsaveopt dtherm ida arat pln pts</text:p>
          </table:table-cell>
          <table:table-cell table:number-columns-repeated="1022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 dos testes" table:style-name="ta1">
        <office:forms form:automatic-focus="false" form:apply-design-mode="false"/>
        <table:shapes>
          <draw:frame draw:z-index="0" draw:style-name="gr1" draw:text-style-name="P1" svg:width="11.008cm" svg:height="8.8cm" svg:x="16.16cm" svg:y="8.811cm">
            <draw:object draw:notify-on-update-of-ranges="'Resultado dos testes'.B22:'Resultado dos testes'.B24 'Resultado dos testes'.C21:'Resultado dos testes'.C21 'Resultado dos testes'.C22:'Resultado dos testes'.C24 'Resultado dos testes'.D21:'Resultado dos testes'.D21 'Resultado dos testes'.D22:'Resultado dos testes'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2" table:default-cell-style-name="Default"/>
        <table:table-row table:style-name="ro4">
          <table:table-cell office:value-type="string" calcext:value-type="string">
            <text:p>Alunos:</text:p>
          </table:table-cell>
          <table:table-cell table:style-name="ce9"/>
          <table:table-cell table:style-name="ce51" table:number-columns-spanned="8" table:number-rows-spanned="1"/>
          <table:covered-table-cell table:number-columns-repeated="7"/>
          <table:table-cell table:number-columns-repeated="1014"/>
        </table:table-row>
        <table:table-row table:style-name="ro4">
          <table:table-cell table:style-name="ce18" office:value-type="string" calcext:value-type="string">
            <text:p>Pedro Amaral</text:p>
          </table:table-cell>
          <table:table-cell table:style-name="ce26"/>
          <table:table-cell table:style-name="ce33"/>
          <table:table-cell table:style-name="ce26" table:number-columns-repeated="4"/>
          <table:table-cell table:style-name="ce36"/>
          <table:table-cell table:style-name="ce26" table:number-columns-repeated="1016"/>
        </table:table-row>
        <table:table-row table:style-name="ro1">
          <table:table-cell office:value-type="string" calcext:value-type="string">
            <text:p>Pedro Willi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2" table:number-rows-spanned="1">
            <text:p>Primeiro Teste</text:p>
          </table:table-cell>
          <table:covered-table-cell table:style-name="ce42"/>
          <table:table-cell table:style-name="ce53"/>
          <table:table-cell table:style-name="ce27" office:value-type="string" calcext:value-type="string" table:number-columns-spanned="2" table:number-rows-spanned="1">
            <text:p>Segundo Teste</text:p>
          </table:table-cell>
          <table:covered-table-cell table:style-name="ce42"/>
          <table:table-cell table:style-name="ce53"/>
          <table:table-cell table:style-name="ce27" office:value-type="string" calcext:value-type="string" table:number-columns-spanned="2" table:number-rows-spanned="1">
            <text:p>Terceiro Teste</text:p>
          </table:table-cell>
          <table:covered-table-cell table:style-name="ce42"/>
          <table:table-cell table:number-columns-repeated="1016"/>
        </table:table-row>
        <table:table-row table:style-name="ro1"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number-columns-repeated="1016"/>
        </table:table-row>
        <table:table-row table:style-name="ro1">
          <table:table-cell table:style-name="ce29" office:value-type="float" office:value="27.611743" calcext:value-type="float">
            <text:p>27.611743</text:p>
          </table:table-cell>
          <table:table-cell table:style-name="ce44" office:value-type="string" calcext:value-type="string">
            <text:p>556.285060</text:p>
          </table:table-cell>
          <table:table-cell table:style-name="ce54"/>
          <table:table-cell table:style-name="ce29" office:value-type="float" office:value="11.821159" calcext:value-type="float">
            <text:p>11.821159</text:p>
          </table:table-cell>
          <table:table-cell table:style-name="ce29" office:value-type="float" office:value="1299.36499" calcext:value-type="float">
            <text:p>1299.36499</text:p>
          </table:table-cell>
          <table:table-cell table:style-name="ce54"/>
          <table:table-cell table:style-name="ce29" office:value-type="float" office:value="11.923369" calcext:value-type="float">
            <text:p>11.923369</text:p>
          </table:table-cell>
          <table:table-cell table:style-name="ce44" office:value-type="string" calcext:value-type="string">
            <text:p>1288.226474</text:p>
          </table:table-cell>
          <table:table-cell table:number-columns-repeated="1016"/>
        </table:table-row>
        <table:table-row table:style-name="ro1">
          <table:table-cell table:style-name="ce29" office:value-type="float" office:value="27.998788" calcext:value-type="float">
            <text:p>27.998788</text:p>
          </table:table-cell>
          <table:table-cell table:style-name="ce44" office:value-type="string" calcext:value-type="string">
            <text:p>548.595171</text:p>
          </table:table-cell>
          <table:table-cell table:style-name="ce54"/>
          <table:table-cell table:style-name="ce29" office:value-type="float" office:value="11.86764" calcext:value-type="float">
            <text:p>11.86764</text:p>
          </table:table-cell>
          <table:table-cell table:style-name="ce29" office:value-type="float" office:value="1294.2759" calcext:value-type="float">
            <text:p>1294.2759</text:p>
          </table:table-cell>
          <table:table-cell table:style-name="ce54"/>
          <table:table-cell table:style-name="ce29" office:value-type="float" office:value="11.803004" calcext:value-type="float">
            <text:p>11.803004</text:p>
          </table:table-cell>
          <table:table-cell table:style-name="ce44" office:value-type="string" calcext:value-type="string">
            <text:p>1301.363596</text:p>
          </table:table-cell>
          <table:table-cell table:number-columns-repeated="1016"/>
        </table:table-row>
        <table:table-row table:style-name="ro1">
          <table:table-cell table:style-name="ce29" office:value-type="float" office:value="28.479297" calcext:value-type="float">
            <text:p>28.479297</text:p>
          </table:table-cell>
          <table:table-cell table:style-name="ce44" office:value-type="string" calcext:value-type="string">
            <text:p>539.339155</text:p>
          </table:table-cell>
          <table:table-cell table:style-name="ce54"/>
          <table:table-cell table:style-name="ce29" office:value-type="float" office:value="11.835271" calcext:value-type="float">
            <text:p>11.835271</text:p>
          </table:table-cell>
          <table:table-cell table:style-name="ce29" office:value-type="float" office:value="1297.815608" calcext:value-type="float">
            <text:p>1297.815608</text:p>
          </table:table-cell>
          <table:table-cell table:style-name="ce54"/>
          <table:table-cell table:style-name="ce29" office:value-type="float" office:value="11.825171" calcext:value-type="float">
            <text:p>11.825171</text:p>
          </table:table-cell>
          <table:table-cell table:style-name="ce44" office:value-type="string" calcext:value-type="string">
            <text:p>1298.924142</text:p>
          </table:table-cell>
          <table:table-cell table:number-columns-repeated="1016"/>
        </table:table-row>
        <table:table-row table:style-name="ro1">
          <table:table-cell table:style-name="ce29" office:value-type="float" office:value="28.277272" calcext:value-type="float">
            <text:p>28.277272</text:p>
          </table:table-cell>
          <table:table-cell table:style-name="ce44" office:value-type="string" calcext:value-type="string">
            <text:p>543.192426</text:p>
          </table:table-cell>
          <table:table-cell table:style-name="ce54"/>
          <table:table-cell table:style-name="ce29" office:value-type="float" office:value="11.909201" calcext:value-type="float">
            <text:p>11.909201</text:p>
          </table:table-cell>
          <table:table-cell table:style-name="ce29" office:value-type="float" office:value="1289.759039" calcext:value-type="float">
            <text:p>1289.759039</text:p>
          </table:table-cell>
          <table:table-cell table:style-name="ce54"/>
          <table:table-cell table:style-name="ce29" office:value-type="float" office:value="11.868306" calcext:value-type="float">
            <text:p>11.868306</text:p>
          </table:table-cell>
          <table:table-cell table:style-name="ce44" office:value-type="string" calcext:value-type="string">
            <text:p>1294.203247</text:p>
          </table:table-cell>
          <table:table-cell table:number-columns-repeated="1016"/>
        </table:table-row>
        <table:table-row table:style-name="ro1">
          <table:table-cell table:style-name="ce29" office:value-type="float" office:value="27.491169" calcext:value-type="float">
            <text:p>27.491169</text:p>
          </table:table-cell>
          <table:table-cell table:style-name="ce44" office:value-type="string" calcext:value-type="string">
            <text:p>558.724869</text:p>
          </table:table-cell>
          <table:table-cell table:style-name="ce54"/>
          <table:table-cell table:style-name="ce29" office:value-type="float" office:value="12.156639" calcext:value-type="float">
            <text:p>12.156639</text:p>
          </table:table-cell>
          <table:table-cell table:style-name="ce29" office:value-type="float" office:value="1263.507143" calcext:value-type="float">
            <text:p>1263.507143</text:p>
          </table:table-cell>
          <table:table-cell table:style-name="ce54"/>
          <table:table-cell table:style-name="ce29" office:value-type="float" office:value="11.888636" calcext:value-type="float">
            <text:p>11.888636</text:p>
          </table:table-cell>
          <table:table-cell table:style-name="ce44" office:value-type="string" calcext:value-type="string">
            <text:p>1291.990147</text:p>
          </table:table-cell>
          <table:table-cell table:number-columns-repeated="1016"/>
        </table:table-row>
        <table:table-row table:style-name="ro1">
          <table:table-cell table:style-name="ce29" office:value-type="float" office:value="28.44815" calcext:value-type="float">
            <text:p>28.44815</text:p>
          </table:table-cell>
          <table:table-cell table:style-name="ce44" office:value-type="string" calcext:value-type="string">
            <text:p>539.929656</text:p>
          </table:table-cell>
          <table:table-cell table:style-name="ce54"/>
          <table:table-cell table:style-name="ce29" office:value-type="float" office:value="11.725739" calcext:value-type="float">
            <text:p>11.725739</text:p>
          </table:table-cell>
          <table:table-cell table:style-name="ce29" office:value-type="float" office:value="1309.938758" calcext:value-type="float">
            <text:p>1309.938758</text:p>
          </table:table-cell>
          <table:table-cell table:style-name="ce54"/>
          <table:table-cell table:style-name="ce29" office:value-type="float" office:value="11.894246" calcext:value-type="float">
            <text:p>11.894246</text:p>
          </table:table-cell>
          <table:table-cell table:style-name="ce44" office:value-type="string" calcext:value-type="string">
            <text:p>1291.380771</text:p>
          </table:table-cell>
          <table:table-cell table:number-columns-repeated="1016"/>
        </table:table-row>
        <table:table-row table:style-name="ro1">
          <table:table-cell table:style-name="ce30" office:value-type="float" office:value="27.636218" calcext:value-type="float">
            <text:p>27.64</text:p>
          </table:table-cell>
          <table:table-cell table:style-name="ce44" office:value-type="string" calcext:value-type="string">
            <text:p>555.792407</text:p>
          </table:table-cell>
          <table:table-cell table:style-name="ce54"/>
          <table:table-cell table:style-name="ce30" office:value-type="float" office:value="11.877977" calcext:value-type="float">
            <text:p>11.88</text:p>
          </table:table-cell>
          <table:table-cell table:style-name="ce29" office:value-type="float" office:value="1293.14952" calcext:value-type="float">
            <text:p>1293.14952</text:p>
          </table:table-cell>
          <table:table-cell table:style-name="ce54"/>
          <table:table-cell table:style-name="ce29" office:value-type="float" office:value="11.802498" calcext:value-type="float">
            <text:p>11.802498</text:p>
          </table:table-cell>
          <table:table-cell table:style-name="ce44" office:value-type="string" calcext:value-type="string">
            <text:p>1301.419450</text:p>
          </table:table-cell>
          <table:table-cell table:number-columns-repeated="1016"/>
        </table:table-row>
        <table:table-row table:style-name="ro1">
          <table:table-cell table:style-name="ce29" office:value-type="float" office:value="27.977651" calcext:value-type="float">
            <text:p>27.977651</text:p>
          </table:table-cell>
          <table:table-cell table:style-name="ce44" office:value-type="string" calcext:value-type="string">
            <text:p>549.009628</text:p>
          </table:table-cell>
          <table:table-cell table:style-name="ce54"/>
          <table:table-cell table:style-name="ce29" office:value-type="float" office:value="11.778158" calcext:value-type="float">
            <text:p>11.778158</text:p>
          </table:table-cell>
          <table:table-cell table:style-name="ce29" office:value-type="float" office:value="1304.108803" calcext:value-type="float">
            <text:p>1304.108803</text:p>
          </table:table-cell>
          <table:table-cell table:style-name="ce54"/>
          <table:table-cell table:style-name="ce29" office:value-type="float" office:value="11.771034" calcext:value-type="float">
            <text:p>11.771034</text:p>
          </table:table-cell>
          <table:table-cell table:style-name="ce44" office:value-type="string" calcext:value-type="string">
            <text:p>1304.898091</text:p>
          </table:table-cell>
          <table:table-cell table:number-columns-repeated="1016"/>
        </table:table-row>
        <table:table-row table:style-name="ro1">
          <table:table-cell table:style-name="ce29" office:value-type="float" office:value="28.497226" calcext:value-type="float">
            <text:p>28.497226</text:p>
          </table:table-cell>
          <table:table-cell table:style-name="ce44" office:value-type="string" calcext:value-type="string">
            <text:p>538.999827</text:p>
          </table:table-cell>
          <table:table-cell table:style-name="ce54"/>
          <table:table-cell table:style-name="ce29" office:value-type="float" office:value="11.87175" calcext:value-type="float">
            <text:p>11.87175</text:p>
          </table:table-cell>
          <table:table-cell table:style-name="ce29" office:value-type="float" office:value="1293.827781" calcext:value-type="float">
            <text:p>1293.827781</text:p>
          </table:table-cell>
          <table:table-cell table:style-name="ce54"/>
          <table:table-cell table:style-name="ce29" office:value-type="float" office:value="11.770748" calcext:value-type="float">
            <text:p>11.770748</text:p>
          </table:table-cell>
          <table:table-cell table:style-name="ce44" office:value-type="string" calcext:value-type="string">
            <text:p>1304.929821</text:p>
          </table:table-cell>
          <table:table-cell table:number-columns-repeated="1016"/>
        </table:table-row>
        <table:table-row table:style-name="ro1">
          <table:table-cell table:style-name="ce29" office:value-type="float" office:value="27.494236" calcext:value-type="float">
            <text:p>27.494236</text:p>
          </table:table-cell>
          <table:table-cell table:style-name="ce40" office:value-type="string" calcext:value-type="string">
            <text:p>558.662549</text:p>
          </table:table-cell>
          <table:table-cell table:style-name="ce54"/>
          <table:table-cell table:style-name="ce29" office:value-type="float" office:value="11.967188" calcext:value-type="float">
            <text:p>11.967188</text:p>
          </table:table-cell>
          <table:table-cell table:style-name="ce29" office:value-type="float" office:value="1283.509577" calcext:value-type="float">
            <text:p>1283.509577</text:p>
          </table:table-cell>
          <table:table-cell table:style-name="ce54"/>
          <table:table-cell table:style-name="ce29" office:value-type="float" office:value="11.924169" calcext:value-type="float">
            <text:p>11.924169</text:p>
          </table:table-cell>
          <table:table-cell table:style-name="ce44" office:value-type="string" calcext:value-type="string">
            <text:p>1288.140035</text:p>
          </table:table-cell>
          <table:table-cell/>
          <table:table-cell table:style-name="ce62"/>
          <table:table-cell table:style-name="ce63" table:number-columns-repeated="1014"/>
        </table:table-row>
        <table:table-row table:style-name="ro1">
          <table:table-cell table:style-name="ce31"/>
          <table:table-cell table:style-name="ce41"/>
          <table:table-cell table:style-name="ce31" table:number-columns-repeated="7"/>
          <table:table-cell table:number-columns-repeated="1015"/>
        </table:table-row>
        <table:table-row table:style-name="ro1">
          <table:table-cell table:style-name="ce23" office:value-type="string" calcext:value-type="string" table:number-columns-spanned="2" table:number-rows-spanned="1">
            <text:p>sbatch --exclusive -N 1 roda.sh</text:p>
          </table:table-cell>
          <table:covered-table-cell/>
          <table:table-cell table:style-name="ce55"/>
          <table:table-cell table:style-name="ce56" office:value-type="string" calcext:value-type="string" table:number-columns-spanned="2" table:number-rows-spanned="1">
            <text:p>sbatch --exclusive -N 1 roda.sh</text:p>
          </table:table-cell>
          <table:covered-table-cell table:style-name="ce41"/>
          <table:table-cell table:style-name="ce41"/>
          <table:table-cell table:style-name="ce59" office:value-type="string" calcext:value-type="string" table:number-columns-spanned="3" table:number-rows-spanned="1">
            <text:p>sbatch --exclusive -N 4 roda.sh</text:p>
          </table:table-cell>
          <table:covered-table-cell table:number-columns-repeated="2" table:style-name="ce41"/>
          <table:table-cell table:number-columns-repeated="1015"/>
        </table:table-row>
        <table:table-row table:style-name="ro1">
          <table:table-cell table:style-name="ce23" office:value-type="string" calcext:value-type="string" table:number-columns-spanned="3" table:number-rows-spanned="1">
            <text:p>mpirun -np 1 knn-mpi 128 400000 300 1024</text:p>
          </table:table-cell>
          <table:covered-table-cell table:number-columns-repeated="2"/>
          <table:table-cell table:style-name="ce57" office:value-type="string" calcext:value-type="string" table:number-columns-spanned="3" table:number-rows-spanned="1">
            <text:p>mpirun -np 4 knn-mpi 128 400000 300 1024</text:p>
          </table:table-cell>
          <table:covered-table-cell table:number-columns-repeated="2" table:style-name="ce58"/>
          <table:table-cell table:style-name="ce60" office:value-type="string" calcext:value-type="string" table:number-columns-spanned="4" table:number-rows-spanned="1">
            <text:p>mpirun -np 4 knn-mpi 128 400000 300 1024</text:p>
          </table:table-cell>
          <table:covered-table-cell table:number-columns-repeated="2" table:style-name="ce58"/>
          <table:covered-table-cell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43" office:value-type="string" calcext:value-type="string">
            <text:p>Testes</text:p>
          </table:table-cell>
          <table:table-cell table:style-name="ce43" office:value-type="string" calcext:value-type="string">
            <text:p>Tempo médio (s)</text:p>
          </table:table-cell>
          <table:table-cell table:style-name="ce43" office:value-type="string" calcext:value-type="string">
            <text:p>SpeedUp em relação ao primeiro teste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Primeiro</text:p>
          </table:table-cell>
          <table:table-cell table:style-name="ce44" table:formula="of:=SUM([.A7:.A16])/10" office:value-type="float" office:value="27.991175" calcext:value-type="float">
            <text:p>27,991175</text:p>
          </table:table-cell>
          <table:table-cell table:style-name="ce44" table:formula="of:=[.C22]/[.C2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Segundo</text:p>
          </table:table-cell>
          <table:table-cell table:style-name="ce44" table:formula="of:=SUM([.D7:.D16])/10" office:value-type="float" office:value="11.8810722" calcext:value-type="float">
            <text:p>11,8810722</text:p>
          </table:table-cell>
          <table:table-cell table:style-name="ce44" table:formula="of:=[.C22]/[.C23]" office:value-type="float" office:value="2.35594688162908" calcext:value-type="float">
            <text:p>2,35594688162908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Terceiro</text:p>
          </table:table-cell>
          <table:table-cell table:style-name="ce44" table:formula="of:=SUM([.G7:.G16])/10" office:value-type="float" office:value="11.8471181" calcext:value-type="float">
            <text:p>11,8471181</text:p>
          </table:table-cell>
          <table:table-cell table:style-name="ce44" table:formula="of:=[.C22]/[.C24]" office:value-type="float" office:value="2.36269907700169" calcext:value-type="float">
            <text:p>2,36269907700169</text:p>
          </table:table-cell>
          <table:table-cell table:number-columns-repeated="1020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34"/>
          <table:table-cell table:style-name="ce47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4"/>
          <table:table-cell table:style-name="ce48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5"/>
          <table:table-cell table:style-name="ce49" table:number-columns-repeated="8"/>
          <table:table-cell table:style-name="ce64" table:number-columns-repeated="7"/>
          <table:table-cell table:style-name="ce26" table:number-columns-repeated="1008"/>
        </table:table-row>
        <table:table-row table:style-name="ro1">
          <table:table-cell table:style-name="ce34"/>
          <table:table-cell table:style-name="ce50" table:number-columns-repeated="8"/>
          <table:table-cell table:style-name="ce63" table:number-columns-repeated="7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en" number:country="US">
      <number:month number:textual="true"/>
      <number:text>-</number:text>
      <number:year/>
    </number:date-style>
    <number:number-style style:name="N10131" number:language="en" number:country="US">
      <number:number number:decimal-places="6" number:min-decimal-places="6" number:min-integer-digits="1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6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8T19:22:09.239064977</dc:date>
    <meta:editing-duration>PT6H32S</meta:editing-duration>
    <meta:editing-cycles>52</meta:editing-cycles>
    <meta:document-statistic meta:table-count="2" meta:cell-count="10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09cm" svg:height="8.801cm" xlink:href=".." xlink:type="simple" chart:class="chart:line" chart:style-name="ch1">
        <chart:legend chart:legend-position="end" svg:x="1.652cm" svg:y="6.347cm" style:legend-expansion="custom" svg:width="4.136cm" svg:height="1.224cm" style:legend-expansion-aspect-ratio="3.37908496732026" chart:style-name="ch2"/>
        <chart:plot-area chart:style-name="ch3" table:cell-range-address="'Resultado dos testes'.B21:'Resultado dos testes'.D24" chart:data-source-has-labels="both" svg:x="0.891cm" svg:y="0.186cm" svg:width="9.149cm" svg:height="8.032cm">
          <chart:coordinate-region svg:x="1.526cm" svg:y="0.385cm" svg:width="7.786cm" svg:height="7.186cm"/>
          <chart:axis chart:dimension="x" chart:name="primary-x" chart:style-name="ch4" chartooo:axis-type="auto">
            <chartooo:date-scale/>
            <chart:title svg:x="4.931cm" svg:y="8.241cm" chart:style-name="ch5">
              <text:p>Testes</text:p>
            </chart:title>
            <chart:categories table:cell-range-address="'Resultado dos testes'.B22:'Resultado dos testes'.B24"/>
          </chart:axis>
          <chart:axis chart:dimension="y" chart:name="primary-y" chart:style-name="ch6">
            <chart:title svg:x="0.111cm" svg:y="5.476cm" chart:style-name="ch7">
              <text:p>Tempo médio (s)</text:p>
            </chart:title>
            <chart:grid chart:style-name="ch8" chart:class="major"/>
          </chart:axis>
          <chart:axis chart:dimension="y" chart:name="secondary-y" chart:style-name="ch9">
            <chart:title svg:x="10.079cm" svg:y="4.947cm" chart:style-name="ch7">
              <text:p>SpeedUp
</text:p>
            </chart:title>
          </chart:axis>
          <chart:series chart:attached-axis="primary-y" chart:style-name="ch10" chart:values-cell-range-address="'Resultado dos testes'.C22:'Resultado dos testes'.C24" chart:label-cell-address="'Resultado dos testes'.C21:'Resultado dos testes'.C21" chart:class="chart:line">
            <chart:data-point chart:repeated="3"/>
          </chart:series>
          <chart:series chart:attached-axis="secondary-y" chart:style-name="ch11" chart:values-cell-range-address="'Resultado dos testes'.D22:'Resultado dos testes'.D24" chart:label-cell-address="'Resultado dos testes'.D21:'Resultado dos testes'.D2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  <draw:g>
                  <svg:desc>'Resultado dos testes'.C21:'Resultado dos testes'.C21</svg:desc>
                </draw:g>
              </table:table-cell>
              <table:table-cell office:value-type="string">
                <text:p>SpeedUp em relação ao primeiro teste</text:p>
                <draw:g>
                  <svg:desc>'Resultado dos testes'.D21:'Resultado dos testes'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meiro</text:p>
                <draw:g>
                  <svg:desc>'Resultado dos testes'.B22:'Resultado dos testes'.B24</svg:desc>
                </draw:g>
              </table:table-cell>
              <table:table-cell office:value-type="float" office:value="27.991175">
                <text:p>27.991175</text:p>
                <draw:g>
                  <svg:desc>'Resultado dos testes'.C22:'Resultado dos testes'.C24</svg:desc>
                </draw:g>
              </table:table-cell>
              <table:table-cell office:value-type="float" office:value="1">
                <text:p>1</text:p>
                <draw:g>
                  <svg:desc>'Resultado dos testes'.D22:'Resultado dos testes'.D24</svg:desc>
                </draw:g>
              </table:table-cell>
            </table:table-row>
            <table:table-row>
              <table:table-cell office:value-type="string">
                <text:p>Segundo</text:p>
              </table:table-cell>
              <table:table-cell office:value-type="float" office:value="11.8810722">
                <text:p>11.8810722</text:p>
              </table:table-cell>
              <table:table-cell office:value-type="float" office:value="2.35594688162908">
                <text:p>2.35594688162908</text:p>
              </table:table-cell>
            </table:table-row>
            <table:table-row>
              <table:table-cell office:value-type="string">
                <text:p>Terceiro</text:p>
              </table:table-cell>
              <table:table-cell office:value-type="float" office:value="11.8471181">
                <text:p>11.8471181</text:p>
              </table:table-cell>
              <table:table-cell office:value-type="float" office:value="2.36269907700169">
                <text:p>2.36269907700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